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svg:stroke-width="0.051cm" svg:stroke-color="#000000" draw:marker-start-width="0.124cm" draw:marker-end-width="0.124cm" draw:fill="none" draw:fill-color="#99ccff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_20__28_var_29_" svg:stroke-width="0.076cm" svg:stroke-color="#800000" draw:marker-start-width="0.313cm" draw:marker-end-width="0.313cm" draw:fill="solid" draw:fill-color="#ffffff" draw:textarea-horizontal-align="justify" draw:textarea-vertical-align="middle" draw:auto-grow-height="false" fo:padding-top="0.162cm" fo:padding-bottom="0.162cm" fo:padding-left="0.287cm" fo:padding-right="0.287cm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svg:stroke-color="#333333" draw:fill="solid" draw:fill-color="#2300dc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solid" draw:fill-color="#2323dc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solid" draw:fill-color="#0047ff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fill="solid" draw:fill-color="#0099ff" draw:textarea-horizontal-align="justify" draw:textarea-vertical-align="middle" draw:auto-grow-height="false"/>
    </style:style>
    <style:style style:name="gr10" style:family="graphic" style:parent-style-name="standard">
      <style:graphic-properties svg:stroke-color="#333333" draw:fill="solid" draw:fill-color="#00b8ff" draw:textarea-horizontal-align="justify" draw:textarea-vertical-align="middle" draw:auto-grow-height="false"/>
    </style:style>
    <style:style style:name="gr11" style:family="graphic" style:parent-style-name="standard">
      <style:graphic-properties svg:stroke-color="#333333"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svg:stroke-color="#333333"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svg:stroke-color="#333333" draw:fill="solid" draw:fill-color="#e6e64c" draw:textarea-horizontal-align="justify" draw:textarea-vertical-align="middle" draw:auto-grow-height="false"/>
    </style:style>
    <style:style style:name="gr14" style:family="graphic" style:parent-style-name="standard">
      <style:graphic-properties svg:stroke-color="#333333"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svg:stroke-color="#333333" draw:fill="solid" draw:fill-color="#ff9966" draw:textarea-horizontal-align="justify" draw:textarea-vertical-align="middle" draw:auto-grow-height="false"/>
    </style:style>
    <style:style style:name="gr16" style:family="graphic" style:parent-style-name="standard">
      <style:graphic-properties svg:stroke-color="#333333" draw:fill="solid" draw:fill-color="#ff6633" draw:textarea-horizontal-align="justify" draw:textarea-vertical-align="middle" draw:auto-grow-height="false"/>
    </style:style>
    <style:style style:name="gr17" style:family="graphic" style:parent-style-name="standard">
      <style:graphic-properties svg:stroke-color="#333333" draw:fill="solid" draw:fill-color="#eb613d" draw:textarea-horizontal-align="justify" draw:textarea-vertical-align="middle" draw:auto-grow-height="false"/>
    </style:style>
    <style:style style:name="gr18" style:family="graphic" style:parent-style-name="standard">
      <style:graphic-properties svg:stroke-color="#333333" draw:fill="solid" draw:fill-color="#dc23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width="0.102cm" svg:stroke-color="#000000" draw:fill="none" draw:fill-color="#ffffff" fo:min-height="0.762cm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cm" fo:min-width="3.462cm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000000" draw:marker-end="Arrow" draw:marker-end-width="0.306cm" draw:fill="none" draw:fill-color="#99ccff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svg:stroke-width="0.051cm" svg:stroke-color="#000000" draw:marker-start-width="0.124cm" draw:marker-end-width="0.124cm" draw:fill="solid" draw:fill-color="#ffffff" draw:textarea-horizontal-align="justify" draw:textarea-vertical-align="middle" draw:auto-grow-height="false" fo:padding-top="0.151cm" fo:padding-bottom="0.151cm" fo:padding-left="0.276cm" fo:padding-right="0.276cm" draw:shadow="visible"/>
    </style:style>
    <style:style style:name="gr2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cm" fo:min-width="24.925cm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cm" fo:min-width="25.687cm" fo:padding-top="0.176cm" fo:padding-bottom="0.176cm" fo:padding-left="0.301cm" fo:padding-right="0.301cm"/>
    </style:style>
    <style:style style:name="gr26" style:family="graphic" style:parent-style-name="objectwithoutfill">
      <style:graphic-properties svg:stroke-width="0.102cm" svg:stroke-color="#000000" draw:fill="none" draw:fill-color="#99ccff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162cm" fo:min-width="0cm" fo:padding-top="0.176cm" fo:padding-bottom="0.176cm" fo:padding-left="0.301cm" fo:padding-right="0.301cm"/>
    </style:style>
    <style:style style:name="gr28" style:family="graphic" style:parent-style-name="measure">
      <style:graphic-properties draw:textarea-vertical-align="middle"/>
    </style:style>
    <style:style style:name="gr29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41cm" fo:min-width="0cm" fo:padding-top="0.176cm" fo:padding-bottom="0.176cm" fo:padding-left="0.301cm" fo:padding-right="0.3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none" draw:fill-color="#ffffff" fo:min-height="0.766cm"/>
    </style:style>
    <style:style style:name="gr32" style:family="graphic" style:parent-style-name="standard">
      <style:graphic-properties draw:stroke="none" svg:stroke-color="#000000" draw:fill="none" draw:fill-color="#ffffff" fo:min-height="1.27cm"/>
    </style:style>
    <style:style style:name="co1" style:family="table-column">
      <style:table-column-properties style:column-width="1.258cm" style:use-optimal-column-width="false"/>
    </style:style>
    <style:style style:name="co2" style:family="table-column">
      <style:table-column-properties style:column-width="1.256cm" style:use-optimal-column-width="false"/>
    </style:style>
    <style:style style:name="ro1" style:family="table-row">
      <style:table-row-properties style:row-height="1.047cm"/>
    </style:style>
    <style:style style:name="ro2" style:family="table-row">
      <style:table-row-properties style:row-height="1.051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style:use-window-font-color="true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text-shadow="none" style:text-underline-style="none" fo:font-weight="bold" style:letter-kerning="true" style:font-family-asian="'DejaVu Sans'" style:font-family-generic-asian="system" style:font-pitch-asian="variable" style:font-size-asian="18pt" style:font-weight-asian="bold" style:font-family-complex="'Lohit Hindi'" style:font-family-generic-complex="system" style:font-pitch-complex="variable" style:font-size-complex="18pt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8pt" fo:text-shadow="none" style:text-underline-style="none" fo:font-weight="normal" style:letter-kerning="true" style:font-family-asian="'DejaVu Sans'" style:font-family-generic-asian="system" style:font-pitch-asian="variable" style:font-size-asian="18pt" style:font-weight-asian="normal" style:font-family-complex="'Lohit Hindi'" style:font-family-generic-complex="system" style:font-pitch-complex="variable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DejaVu Sans'" style:font-family-generic-asian="system" style:font-pitch-asian="variable" style:font-size-asian="18pt" style:font-style-asian="italic" style:font-weight-asian="normal" style:font-family-complex="'Lohit Hindi'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DejaVu Sans'" style:font-family-generic-asian="system" style:font-pitch-asian="variable" style:font-size-asian="18pt" style:font-style-asian="italic" style:font-weight-asian="normal" style:font-family-complex="'Lohit Hindi'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2.78cm" svg:height="4.826cm" svg:x="1.527cm" svg:y="34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41.529cm" svg:height="9.906cm" svg:x="2.27cm" svg:y="14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266cm" svg:height="3.81cm" svg:x="25.165cm" svg:y="16.0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55cm" svg:height="0.659cm" svg:x="40.574cm" svg:y="8.8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38cm" svg:height="0.789cm" svg:x="38.874cm" svg:y="7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38cm" svg:height="0.789cm" svg:x="37.174cm" svg:y="8.3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38cm" svg:height="0.789cm" svg:x="35.574cm" svg:y="8.52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4.653cm" svg:y1="5.318cm" svg:x2="34.653cm" svg:y2="10.529cm">
          <text:p/>
        </draw:line>
        <draw:line draw:style-name="gr4" draw:text-style-name="P1" draw:layer="layout" svg:x1="42.91cm" svg:y1="10.529cm" svg:x2="34.653cm" svg:y2="10.529cm">
          <text:p/>
        </draw:line>
        <draw:frame draw:style-name="gr5" xml:id="id1" draw:id="id1" draw:layer="layout" svg:width="1.778cm" svg:height="1.139cm" svg:x="37.158cm" svg:y="10.683cm">
          <draw:text-box>
            <text:p>PC1</text:p>
          </draw:text-box>
        </draw:frame>
        <draw:frame draw:style-name="gr5" draw:layer="layout" svg:width="1.778cm" svg:height="1.139cm" draw:transform="rotate (1.5707963267949) translate (33.494cm 8.782cm)">
          <draw:text-box>
            <text:p>PC2</text:p>
          </draw:text-box>
        </draw:frame>
        <draw:custom-shape draw:style-name="gr6" draw:text-style-name="P1" draw:layer="layout" svg:width="0.381cm" svg:height="0.381cm" svg:x="35.161cm" svg:y="9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35.731cm" svg:y="8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1cm" svg:height="0.381cm" svg:x="36.532cm" svg:y="9.1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36.633cm" svg:y="8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37.334cm" svg:y="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81cm" svg:height="0.381cm" svg:x="37.335cm" svg:y="7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81cm" svg:height="0.381cm" svg:x="38.236cm" svg:y="8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81cm" svg:height="0.381cm" svg:x="38.237cm" svg:y="7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81cm" svg:height="0.381cm" svg:x="39.038cm" svg:y="7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81cm" svg:height="0.381cm" svg:x="39.87cm" svg:y="8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81cm" svg:height="0.381cm" svg:x="40.74cm" svg:y="8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81cm" svg:height="0.381cm" svg:x="41.441cm" svg:y="8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81cm" svg:height="0.381cm" svg:x="41.64cm" svg:y="8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81cm" svg:height="0.381cm" svg:x="42.043cm" svg:y="8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.027cm" svg:height="1.064cm" svg:x="35.442cm" svg:y="7.574cm">
          <draw:text-box>
            <text:p>A</text:p>
          </draw:text-box>
        </draw:frame>
        <draw:frame draw:style-name="gr19" draw:layer="layout" svg:width="1.027cm" svg:height="1.064cm" svg:x="37.043cm" svg:y="9.174cm">
          <draw:text-box>
            <text:p>B</text:p>
          </draw:text-box>
        </draw:frame>
        <draw:frame draw:style-name="gr19" draw:layer="layout" svg:width="1.061cm" svg:height="1.064cm" svg:x="40.441cm" svg:y="9.507cm">
          <draw:text-box>
            <text:p>D</text:p>
          </draw:text-box>
        </draw:frame>
        <draw:frame draw:style-name="gr19" draw:layer="layout" svg:width="1.061cm" svg:height="1.064cm" svg:x="38.744cm" svg:y="8.274cm">
          <draw:text-box>
            <text:p>C</text:p>
          </draw:text-box>
        </draw:frame>
        <draw:line draw:style-name="gr4" draw:text-style-name="P1" draw:layer="layout" svg:x1="3.529cm" svg:y1="27.497cm" svg:x2="3.529cm" svg:y2="32.704cm">
          <text:p/>
        </draw:line>
        <draw:line draw:style-name="gr4" draw:text-style-name="P1" draw:layer="layout" svg:x1="10.26cm" svg:y1="32.704cm" svg:x2="3.529cm" svg:y2="32.704cm">
          <text:p/>
        </draw:line>
        <draw:frame draw:style-name="gr5" draw:layer="layout" svg:width="1.778cm" svg:height="1.139cm" svg:x="6.034cm" svg:y="32.858cm">
          <draw:text-box>
            <text:p>PC1</text:p>
          </draw:text-box>
        </draw:frame>
        <draw:frame draw:style-name="gr5" xml:id="id3" draw:id="id3" draw:layer="layout" svg:width="1.778cm" svg:height="1.139cm" draw:transform="rotate (1.5707963267949) translate (2.37cm 30.957cm)">
          <draw:text-box>
            <text:p>PC2</text:p>
          </draw:text-box>
        </draw:frame>
        <draw:custom-shape draw:style-name="gr7" draw:text-style-name="P1" draw:layer="layout" svg:width="0.381cm" svg:height="0.381cm" svg:x="4.607cm" svg:y="30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7.41cm" svg:y="30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81cm" svg:height="0.381cm" svg:x="5.914cm" svg:y="29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81cm" svg:height="0.381cm" svg:x="8.119cm" svg:y="29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.027cm" svg:height="1.064cm" svg:x="4.318cm" svg:y="29.749cm">
          <draw:text-box>
            <text:p>A</text:p>
          </draw:text-box>
        </draw:frame>
        <draw:frame draw:style-name="gr19" draw:layer="layout" svg:width="1.027cm" svg:height="1.064cm" svg:x="7.119cm" svg:y="30.849cm">
          <draw:text-box>
            <text:p>B</text:p>
          </draw:text-box>
        </draw:frame>
        <draw:frame draw:style-name="gr19" draw:layer="layout" svg:width="1.061cm" svg:height="1.064cm" svg:x="7.817cm" svg:y="28.182cm">
          <draw:text-box>
            <text:p>D</text:p>
          </draw:text-box>
        </draw:frame>
        <draw:frame draw:style-name="gr19" draw:layer="layout" svg:width="1.061cm" svg:height="1.064cm" svg:x="5.62cm" svg:y="29.949cm">
          <draw:text-box>
            <text:p>C</text:p>
          </draw:text-box>
        </draw:frame>
        <draw:frame draw:style-name="gr20" draw:text-style-name="P2" draw:layer="layout" svg:width="2.286cm" svg:height="1.114cm" svg:x="3.51cm" svg:y="27.386cm">
          <draw:text-box>
            <text:p><text:span text:style-name="T1">d=1.0</text:span></text:p>
          </draw:text-box>
        </draw:frame>
        <draw:frame draw:style-name="standard" draw:layer="layout" svg:width="6.287cm" svg:height="5.238cm" svg:x="23.852cm" svg:y="27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2">A</text:span></text:p>
              </table:table-cell>
              <table:table-cell>
                <text:p text:style-name="P1"><text:span text:style-name="T2">B</text:span></text:p>
              </table:table-cell>
              <table:table-cell>
                <text:p text:style-name="P1"><text:span text:style-name="T2">C</text:span></text:p>
              </table:table-cell>
              <table:table-cell>
                <text:p text:style-name="P1"><text:span text:style-name="T2">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A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0.6</text:span></text:p>
              </table:table-cell>
              <table:table-cell>
                <text:p text:style-name="P1"><text:span text:style-name="T2">0.4</text:span></text:p>
              </table:table-cell>
              <table:table-cell>
                <text:p text:style-name="P1"><text:span text:style-name="T2">0.9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B</text:span></text:p>
              </table:table-cell>
              <table:table-cell>
                <text:p text:style-name="P1"><text:span text:style-name="T2">0.6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0.3</text:span></text:p>
              </table:table-cell>
              <table:table-cell>
                <text:p text:style-name="P1"><text:span text:style-name="T2">0.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C</text:span></text:p>
              </table:table-cell>
              <table:table-cell>
                <text:p text:style-name="P1"><text:span text:style-name="T2">0.4</text:span></text:p>
              </table:table-cell>
              <table:table-cell>
                <text:p text:style-name="P1"><text:span text:style-name="T2">0.3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0.4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D</text:span></text:p>
              </table:table-cell>
              <table:table-cell>
                <text:p text:style-name="P1"><text:span text:style-name="T2">0.9</text:span></text:p>
              </table:table-cell>
              <table:table-cell>
                <text:p text:style-name="P1"><text:span text:style-name="T2">0.2</text:span></text:p>
              </table:table-cell>
              <table:table-cell>
                <text:p text:style-name="P1"><text:span text:style-name="T2">0.4</text:span></text:p>
              </table:table-cell>
              <table:table-cell>
                <text:p text:style-name="P1"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3" draw:layer="layout" svg:width="12.178cm" svg:height="1.454cm" svg:x="1.108cm" svg:y="1.235cm">
          <draw:text-box>
            <text:p><text:span text:style-name="T3">Simulated data workflow</text:span></text:p>
          </draw:text-box>
        </draw:frame>
        <draw:frame draw:style-name="gr21" draw:layer="layout" svg:width="11.176cm" svg:height="1.775cm" svg:x="1.989cm" svg:y="3.413cm">
          <draw:text-box>
            <text:p><text:span text:style-name="T4">Input: </text:span><text:span text:style-name="T5">Empirical sample x OTU count table (e.g. </text:span><text:span text:style-name="T6">88 soils</text:span><text:span text:style-name="T7">)</text:span></text:p>
          </draw:text-box>
        </draw:frame>
        <draw:line draw:style-name="gr22" draw:text-style-name="P1" draw:layer="layout" svg:x1="11.19cm" svg:y1="7.777cm" svg:x2="15.508cm" svg:y2="7.777cm">
          <text:p/>
        </draw:line>
        <draw:frame draw:style-name="gr21" draw:text-style-name="P4" draw:layer="layout" svg:width="7.62cm" svg:height="1.064cm" svg:x="16.708cm" svg:y="3.633cm">
          <draw:text-box>
            <text:p><text:span text:style-name="T4">Stage 1: Rarefaction</text:span></text:p>
          </draw:text-box>
        </draw:frame>
        <draw:custom-shape draw:style-name="gr23" draw:text-style-name="P1" draw:layer="layout" svg:width="6.985cm" svg:height="5.334cm" svg:x="16.597cm" svg:y="5.31cm">
          <text:p text:style-name="P1"><text:span text:style-name="T5">Rarefy OTU table to</text:span></text:p>
          <text:p text:style-name="P1"><text:span text:style-name="T6">e </text:span><text:span text:style-name="T7">sequences/samp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2" draw:text-style-name="P1" draw:layer="layout" svg:x1="25.09cm" svg:y1="7.777cm" svg:x2="32.299cm" svg:y2="7.777cm">
          <text:p/>
        </draw:line>
        <draw:frame draw:style-name="gr21" draw:text-style-name="P4" draw:layer="layout" svg:width="8.614cm" svg:height="1.064cm" svg:x="33.408cm" svg:y="3.633cm">
          <draw:text-box>
            <text:p><text:span text:style-name="T4">Stage 2: Gradient subsets</text:span></text:p>
          </draw:text-box>
        </draw:frame>
        <draw:frame draw:style-name="gr24" draw:text-style-name="P5" draw:layer="layout" svg:width="7.614cm" svg:height="4.619cm" svg:x="24.89cm" svg:y="2.869cm">
          <draw:text-box>
            <text:p><text:span text:style-name="T5">Choose subset of samples along positive control gradient (e.g., pH) by randomly choosing </text:span><text:span text:style-name="T6">n</text:span><text:span text:style-name="T7"> samples from evenly-spaced bins</text:span></text:p>
          </draw:text-box>
        </draw:frame>
        <draw:frame draw:style-name="gr19" draw:layer="layout" svg:width="13.634cm" svg:height="1.775cm" svg:x="15.281cm" svg:y="12.47cm">
          <draw:text-box>
            <text:p text:style-name="P1"><text:span text:style-name="T4">Stage 3: Sample simulation</text:span></text:p>
            <text:p><text:span text:style-name="T5">Simulate </text:span><text:span text:style-name="T6">n</text:span><text:span text:style-name="T5"> new samples at dissimilarity level </text:span><text:span text:style-name="T6">d</text:span></text:p>
          </draw:text-box>
        </draw:frame>
        <draw:connector draw:style-name="gr22" draw:text-style-name="P1" draw:layer="layout" svg:x1="38.047cm" svg:y1="11.822cm" svg:x2="2.27cm" svg:y2="19.415cm" draw:start-shape="id1" draw:start-glue-point="2" draw:end-shape="id2" draw:end-glue-point="3" svg:d="m38047 11822v354h-36539v7239h762">
          <text:p/>
        </draw:connector>
        <draw:line draw:style-name="gr22" draw:text-style-name="P1" draw:layer="layout" svg:x1="11.19cm" svg:y1="29.877cm" svg:x2="21.631cm" svg:y2="29.877cm">
          <text:p/>
        </draw:line>
        <draw:frame draw:style-name="gr21" draw:text-style-name="P4" draw:layer="layout" svg:width="12.109cm" svg:height="1.064cm" svg:x="20.698cm" svg:y="25.876cm">
          <draw:text-box>
            <text:p><text:span text:style-name="T4">Stage 4: Distance matrix construction</text:span></text:p>
          </draw:text-box>
        </draw:frame>
        <draw:frame draw:style-name="gr25" draw:layer="layout" svg:width="7.493cm" svg:height="3.908cm" svg:x="12.66cm" svg:y="25.831cm">
          <draw:text-box>
            <text:p><text:span text:style-name="T5">Construct distance matrix with all pairwise distances between samples using distance metric </text:span><text:span text:style-name="T6">m</text:span></text:p>
          </draw:text-box>
        </draw:frame>
        <draw:line draw:style-name="gr22" draw:text-style-name="P1" draw:layer="layout" svg:x1="31.529cm" svg:y1="29.793cm" svg:x2="34.358cm" svg:y2="29.793cm">
          <text:p/>
        </draw:line>
        <draw:frame draw:style-name="gr21" draw:text-style-name="P4" draw:layer="layout" svg:width="8.792cm" svg:height="1.064cm" svg:x="34.599cm" svg:y="25.876cm">
          <draw:text-box>
            <text:p><text:span text:style-name="T4">Stage 5: Gradient analysis</text:span></text:p>
          </draw:text-box>
        </draw:frame>
        <draw:custom-shape draw:style-name="gr23" draw:text-style-name="P1" draw:layer="layout" svg:width="6.985cm" svg:height="5.334cm" svg:x="35.398cm" svg:y="27.31cm">
          <text:p text:style-name="P1"><text:span text:style-name="T5">Apply gradient</text:span></text:p>
          <text:p text:style-name="P1"><text:span text:style-name="T5">analysis method </text:span><text:span text:style-name="T6">g</text:span></text:p>
          <text:p text:style-name="P1"><text:span text:style-name="T7">to distance matrix</text:span></text:p>
          <text:p text:style-name="P1"><text:span text:style-name="T7">and environmental</text:span></text:p>
          <text:p text:style-name="P1"><text:span text:style-name="T7">gradient of inter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6" draw:text-style-name="P1" draw:layer="layout" svg:x1="3.824cm" svg:y1="17.93cm" svg:x2="5.095cm" svg:y2="17.93cm">
          <text:p/>
        </draw:line>
        <draw:line draw:style-name="gr26" draw:text-style-name="P1" draw:layer="layout" svg:x1="5.095cm" svg:y1="17.083cm" svg:x2="5.095cm" svg:y2="18.777cm">
          <text:p/>
        </draw:line>
        <draw:line draw:style-name="gr26" draw:text-style-name="P1" draw:layer="layout" svg:x1="5.095cm" svg:y1="17.083cm" svg:x2="6.366cm" svg:y2="17.083cm">
          <text:p/>
        </draw:line>
        <draw:line draw:style-name="gr26" draw:text-style-name="P1" draw:layer="layout" svg:x1="6.366cm" svg:y1="16.553cm" svg:x2="6.366cm" svg:y2="17.612cm">
          <text:p/>
        </draw:line>
        <draw:line draw:style-name="gr26" draw:text-style-name="P1" draw:layer="layout" svg:x1="6.366cm" svg:y1="16.553cm" svg:x2="7.637cm" svg:y2="16.553cm">
          <text:p/>
        </draw:line>
        <draw:line draw:style-name="gr26" draw:text-style-name="P1" draw:layer="layout" svg:x1="6.366cm" svg:y1="17.637cm" svg:x2="7.637cm" svg:y2="17.637cm">
          <text:p/>
        </draw:line>
        <draw:line draw:style-name="gr26" draw:text-style-name="P1" draw:layer="layout" svg:x1="5.095cm" svg:y1="18.75cm" svg:x2="9.225cm" svg:y2="18.781cm">
          <text:p/>
        </draw:line>
        <draw:line draw:style-name="gr26" draw:text-style-name="P1" draw:layer="layout" svg:x1="9.284cm" svg:y1="18.221cm" svg:x2="9.284cm" svg:y2="19.28cm">
          <text:p/>
        </draw:line>
        <draw:line draw:style-name="gr26" draw:text-style-name="P1" draw:layer="layout" svg:x1="9.284cm" svg:y1="18.221cm" svg:x2="10.555cm" svg:y2="18.221cm">
          <text:p/>
        </draw:line>
        <draw:line draw:style-name="gr26" draw:text-style-name="P1" draw:layer="layout" svg:x1="9.284cm" svg:y1="19.305cm" svg:x2="10.555cm" svg:y2="19.305cm">
          <text:p/>
        </draw:line>
        <draw:frame draw:style-name="gr27" draw:layer="layout" svg:width="1.806cm" svg:height="1.064cm" svg:x="7.59cm" svg:y="16.013cm">
          <draw:text-box>
            <text:p>A, B</text:p>
          </draw:text-box>
        </draw:frame>
        <draw:frame draw:style-name="gr19" draw:layer="layout" svg:width="1.027cm" svg:height="1.064cm" svg:x="7.57cm" svg:y="17.113cm">
          <draw:text-box>
            <text:p>B</text:p>
          </draw:text-box>
        </draw:frame>
        <draw:frame draw:style-name="gr19" draw:layer="layout" svg:width="1.874cm" svg:height="1.064cm" svg:x="10.57cm" svg:y="17.813cm">
          <draw:text-box>
            <text:p>C, D</text:p>
          </draw:text-box>
        </draw:frame>
        <draw:frame draw:style-name="gr19" draw:layer="layout" svg:width="1.84cm" svg:height="1.064cm" svg:x="10.571cm" svg:y="18.813cm">
          <draw:text-box>
            <text:p>B, D</text:p>
          </draw:text-box>
        </draw:frame>
        <draw:measure draw:style-name="gr28" draw:text-style-name="P7" draw:layer="measurelines" svg:x1="18.183cm" svg:y1="14.824cm" svg:x2="15.167cm" svg:y2="14.824cm">
          <text:p text:style-name="P6"><text:span text:style-name="T8">d</text:span></text:p>
        </draw:measure>
        <draw:custom-shape draw:style-name="gr2" draw:text-style-name="P1" draw:layer="layout" svg:width="0.762cm" svg:height="0.94cm" svg:x="17.834cm" svg:y="16.189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1.036cm" svg:height="1.14cm" svg:x="31.161cm" svg:y="16.116cm">
          <draw:text-box>
            <text:p><text:span text:style-name="T9">?</text:span></text:p>
          </draw:text-box>
        </draw:frame>
        <draw:connector draw:style-name="gr22" draw:text-style-name="P1" draw:layer="layout" draw:line-skew="0cm -1.53cm -0.489cm" svg:x1="43.799cm" svg:y1="19.415cm" svg:x2="2.37cm" svg:y2="30.068cm" draw:start-shape="id2" draw:start-glue-point="1" draw:end-shape="id3" draw:end-glue-point="0" svg:d="m43799 19415h525v5842h-42943v4811h989">
          <text:p/>
        </draw:connector>
        <draw:frame draw:style-name="gr30" draw:layer="layout" svg:width="18.566cm" svg:height="4.593cm" svg:x="1.886cm" svg:y="34.561cm">
          <draw:text-box>
            <text:p><text:span text:style-name="T10">Legend</text:span></text:p>
            <text:p><text:span text:style-name="T11"/></text:p>
            <text:p><text:span text:style-name="T12">(</text:span><text:span text:style-name="T13">e</text:span><text:span text:style-name="T12">): even sampling depth (sequences per sample) of OTU table</text:span></text:p>
            <text:p><text:span text:style-name="T12">(</text:span><text:span text:style-name="T13">n</text:span><text:span text:style-name="T12">): number of samples to simulate</text:span></text:p>
            <text:p><text:span text:style-name="T12">(</text:span><text:span text:style-name="T13">d</text:span><text:span text:style-name="T12">): dissimilarity level (amount of phylogenetic “noise” introduced</text:span></text:p>
            <text:p><text:span text:style-name="T12"><text:s text:c="6"/></text:span><text:span text:style-name="T12">to samples)</text:span></text:p>
          </draw:text-box>
        </draw:frame>
        <draw:frame draw:style-name="gr30" draw:layer="layout" svg:width="21.673cm" svg:height="3.171cm" svg:x="22.186cm" svg:y="34.561cm">
          <draw:text-box>
            <text:p><text:span text:style-name="T10"/></text:p>
            <text:p><text:span text:style-name="T12"/></text:p>
            <text:p><text:span text:style-name="T12">(</text:span><text:span text:style-name="T13">m</text:span><text:span text:style-name="T12">): distance metric (unweighted/weighted UniFrac, Bray-Curtis, Euclidean)</text:span></text:p>
            <text:p><text:span text:style-name="T12">(</text:span><text:span text:style-name="T13">g</text:span><text:span text:style-name="T12">): gradient analysis method (e.g. Mantel, Moran's I)</text:span></text:p>
          </draw:text-box>
        </draw:frame>
        <draw:line draw:style-name="gr26" draw:text-style-name="P1" draw:layer="layout" svg:x1="2.525cm" svg:y1="19.43cm" svg:x2="3.796cm" svg:y2="19.43cm">
          <text:p/>
        </draw:line>
        <draw:line draw:style-name="gr26" draw:text-style-name="P1" draw:layer="layout" svg:x1="3.796cm" svg:y1="17.883cm" svg:x2="3.796cm" svg:y2="20.866cm">
          <text:p/>
        </draw:line>
        <draw:line draw:style-name="gr26" draw:text-style-name="P1" draw:layer="layout" svg:x1="3.825cm" svg:y1="20.83cm" svg:x2="4.918cm" svg:y2="20.83cm">
          <text:p/>
        </draw:line>
        <draw:line draw:style-name="gr26" draw:text-style-name="P1" draw:layer="layout" svg:x1="3.825cm" svg:y1="17.93cm" svg:x2="5.096cm" svg:y2="17.93cm">
          <text:p/>
        </draw:line>
        <draw:line draw:style-name="gr26" draw:text-style-name="P1" draw:layer="layout" svg:x1="4.984cm" svg:y1="20.321cm" svg:x2="4.984cm" svg:y2="21.38cm">
          <text:p/>
        </draw:line>
        <draw:line draw:style-name="gr26" draw:text-style-name="P1" draw:layer="layout" svg:x1="4.984cm" svg:y1="20.321cm" svg:x2="6.255cm" svg:y2="20.321cm">
          <text:p/>
        </draw:line>
        <draw:frame draw:style-name="gr19" draw:layer="layout" svg:width="1.84cm" svg:height="1.064cm" svg:x="6.27cm" svg:y="19.913cm">
          <draw:text-box>
            <text:p>A, C</text:p>
          </draw:text-box>
        </draw:frame>
        <draw:frame draw:style-name="gr19" draw:layer="layout" svg:width="1.061cm" svg:height="1.064cm" svg:x="6.271cm" svg:y="20.913cm">
          <draw:text-box>
            <text:p>D</text:p>
          </draw:text-box>
        </draw:frame>
        <draw:line draw:style-name="gr26" draw:text-style-name="P1" draw:layer="layout" svg:x1="4.985cm" svg:y1="21.405cm" svg:x2="6.256cm" svg:y2="21.405cm">
          <text:p/>
        </draw:line>
        <draw:line draw:style-name="gr26" draw:text-style-name="P1" draw:layer="layout" svg:x1="13.925cm" svg:y1="17.93cm" svg:x2="15.196cm" svg:y2="17.93cm">
          <text:p/>
        </draw:line>
        <draw:line draw:style-name="gr26" draw:text-style-name="P1" draw:layer="layout" svg:x1="15.196cm" svg:y1="17.083cm" svg:x2="15.196cm" svg:y2="18.777cm">
          <text:p/>
        </draw:line>
        <draw:line draw:style-name="gr26" draw:text-style-name="P1" draw:layer="layout" svg:x1="15.196cm" svg:y1="17.083cm" svg:x2="16.467cm" svg:y2="17.083cm">
          <text:p/>
        </draw:line>
        <draw:line draw:style-name="gr26" draw:text-style-name="P1" draw:layer="layout" svg:x1="16.467cm" svg:y1="16.553cm" svg:x2="16.467cm" svg:y2="17.612cm">
          <text:p/>
        </draw:line>
        <draw:line draw:style-name="gr26" draw:text-style-name="P1" draw:layer="layout" svg:x1="16.467cm" svg:y1="16.553cm" svg:x2="17.738cm" svg:y2="16.553cm">
          <text:p/>
        </draw:line>
        <draw:line draw:style-name="gr26" draw:text-style-name="P1" draw:layer="layout" svg:x1="16.467cm" svg:y1="17.637cm" svg:x2="17.738cm" svg:y2="17.637cm">
          <text:p/>
        </draw:line>
        <draw:line draw:style-name="gr26" draw:text-style-name="P1" draw:layer="layout" svg:x1="15.196cm" svg:y1="18.75cm" svg:x2="19.326cm" svg:y2="18.781cm">
          <text:p/>
        </draw:line>
        <draw:line draw:style-name="gr26" draw:text-style-name="P1" draw:layer="layout" svg:x1="19.385cm" svg:y1="18.221cm" svg:x2="19.385cm" svg:y2="19.28cm">
          <text:p/>
        </draw:line>
        <draw:line draw:style-name="gr26" draw:text-style-name="P1" draw:layer="layout" svg:x1="19.385cm" svg:y1="18.221cm" svg:x2="20.656cm" svg:y2="18.221cm">
          <text:p/>
        </draw:line>
        <draw:line draw:style-name="gr26" draw:text-style-name="P1" draw:layer="layout" svg:x1="19.385cm" svg:y1="19.305cm" svg:x2="20.656cm" svg:y2="19.305cm">
          <text:p/>
        </draw:line>
        <draw:frame draw:style-name="gr27" draw:layer="layout" svg:width="1.806cm" svg:height="1.064cm" svg:x="17.68cm" svg:y="16.065cm">
          <draw:text-box>
            <text:p>A, B</text:p>
          </draw:text-box>
        </draw:frame>
        <draw:frame draw:style-name="gr19" draw:layer="layout" svg:width="1.027cm" svg:height="1.064cm" svg:x="17.671cm" svg:y="17.113cm">
          <draw:text-box>
            <text:p>B</text:p>
          </draw:text-box>
        </draw:frame>
        <draw:frame draw:style-name="gr19" draw:layer="layout" svg:width="1.874cm" svg:height="1.064cm" svg:x="20.671cm" svg:y="17.813cm">
          <draw:text-box>
            <text:p>C, D</text:p>
          </draw:text-box>
        </draw:frame>
        <draw:frame draw:style-name="gr19" draw:layer="layout" svg:width="1.84cm" svg:height="1.064cm" svg:x="20.672cm" svg:y="18.813cm">
          <draw:text-box>
            <text:p>B, D</text:p>
          </draw:text-box>
        </draw:frame>
        <draw:line draw:style-name="gr26" draw:text-style-name="P1" draw:layer="layout" svg:x1="12.626cm" svg:y1="19.43cm" svg:x2="13.897cm" svg:y2="19.43cm">
          <text:p/>
        </draw:line>
        <draw:line draw:style-name="gr26" draw:text-style-name="P1" draw:layer="layout" svg:x1="13.897cm" svg:y1="17.883cm" svg:x2="13.897cm" svg:y2="20.866cm">
          <text:p/>
        </draw:line>
        <draw:line draw:style-name="gr26" draw:text-style-name="P1" draw:layer="layout" svg:x1="13.926cm" svg:y1="20.83cm" svg:x2="15.019cm" svg:y2="20.83cm">
          <text:p/>
        </draw:line>
        <draw:line draw:style-name="gr26" draw:text-style-name="P1" draw:layer="layout" svg:x1="13.926cm" svg:y1="17.93cm" svg:x2="15.197cm" svg:y2="17.93cm">
          <text:p/>
        </draw:line>
        <draw:line draw:style-name="gr26" draw:text-style-name="P1" draw:layer="layout" svg:x1="15.085cm" svg:y1="20.321cm" svg:x2="15.085cm" svg:y2="21.38cm">
          <text:p/>
        </draw:line>
        <draw:line draw:style-name="gr26" draw:text-style-name="P1" draw:layer="layout" svg:x1="15.085cm" svg:y1="20.321cm" svg:x2="16.356cm" svg:y2="20.321cm">
          <text:p/>
        </draw:line>
        <draw:frame draw:style-name="gr19" draw:layer="layout" svg:width="1.84cm" svg:height="1.064cm" svg:x="16.371cm" svg:y="19.913cm">
          <draw:text-box>
            <text:p>A, C</text:p>
          </draw:text-box>
        </draw:frame>
        <draw:frame draw:style-name="gr19" draw:layer="layout" svg:width="1.061cm" svg:height="1.064cm" svg:x="16.372cm" svg:y="20.913cm">
          <draw:text-box>
            <text:p>D</text:p>
          </draw:text-box>
        </draw:frame>
        <draw:line draw:style-name="gr26" draw:text-style-name="P1" draw:layer="layout" svg:x1="15.086cm" svg:y1="21.405cm" svg:x2="16.357cm" svg:y2="21.405cm">
          <text:p/>
        </draw:line>
        <draw:measure draw:style-name="gr28" draw:text-style-name="P7" draw:layer="layout" svg:x1="28.184cm" svg:y1="14.825cm" svg:x2="25.168cm" svg:y2="14.825cm">
          <text:p text:style-name="P6"><text:span text:style-name="T8">d</text:span></text:p>
        </draw:measure>
        <draw:custom-shape draw:style-name="gr2" draw:text-style-name="P1" draw:layer="layout" svg:width="0.762cm" svg:height="0.94cm" svg:x="27.835cm" svg:y="16.19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23.926cm" svg:y1="17.931cm" svg:x2="25.197cm" svg:y2="17.931cm">
          <text:p/>
        </draw:line>
        <draw:line draw:style-name="gr26" draw:text-style-name="P1" draw:layer="layout" svg:x1="25.197cm" svg:y1="17.084cm" svg:x2="25.197cm" svg:y2="18.778cm">
          <text:p/>
        </draw:line>
        <draw:line draw:style-name="gr26" draw:text-style-name="P1" draw:layer="layout" svg:x1="25.197cm" svg:y1="17.084cm" svg:x2="26.468cm" svg:y2="17.084cm">
          <text:p/>
        </draw:line>
        <draw:line draw:style-name="gr26" draw:text-style-name="P1" draw:layer="layout" svg:x1="26.468cm" svg:y1="16.554cm" svg:x2="26.468cm" svg:y2="17.613cm">
          <text:p/>
        </draw:line>
        <draw:line draw:style-name="gr26" draw:text-style-name="P1" draw:layer="layout" svg:x1="26.468cm" svg:y1="16.554cm" svg:x2="27.739cm" svg:y2="16.554cm">
          <text:p/>
        </draw:line>
        <draw:line draw:style-name="gr26" draw:text-style-name="P1" draw:layer="layout" svg:x1="26.468cm" svg:y1="17.638cm" svg:x2="27.739cm" svg:y2="17.638cm">
          <text:p/>
        </draw:line>
        <draw:line draw:style-name="gr26" draw:text-style-name="P1" draw:layer="layout" svg:x1="25.197cm" svg:y1="18.751cm" svg:x2="29.327cm" svg:y2="18.782cm">
          <text:p/>
        </draw:line>
        <draw:line draw:style-name="gr26" draw:text-style-name="P1" draw:layer="layout" svg:x1="29.386cm" svg:y1="18.222cm" svg:x2="29.386cm" svg:y2="19.281cm">
          <text:p/>
        </draw:line>
        <draw:line draw:style-name="gr26" draw:text-style-name="P1" draw:layer="layout" svg:x1="29.386cm" svg:y1="18.222cm" svg:x2="30.657cm" svg:y2="18.222cm">
          <text:p/>
        </draw:line>
        <draw:line draw:style-name="gr26" draw:text-style-name="P1" draw:layer="layout" svg:x1="29.386cm" svg:y1="19.306cm" svg:x2="30.657cm" svg:y2="19.306cm">
          <text:p/>
        </draw:line>
        <draw:frame draw:style-name="gr27" draw:layer="layout" svg:width="1.806cm" svg:height="1.064cm" svg:x="27.681cm" svg:y="16.066cm">
          <draw:text-box>
            <text:p>A, B</text:p>
          </draw:text-box>
        </draw:frame>
        <draw:frame draw:style-name="gr19" draw:layer="layout" svg:width="1.027cm" svg:height="1.064cm" svg:x="27.672cm" svg:y="17.114cm">
          <draw:text-box>
            <text:p>B</text:p>
          </draw:text-box>
        </draw:frame>
        <draw:frame draw:style-name="gr19" draw:layer="layout" svg:width="1.874cm" svg:height="1.064cm" svg:x="30.672cm" svg:y="17.814cm">
          <draw:text-box>
            <text:p>C, D</text:p>
          </draw:text-box>
        </draw:frame>
        <draw:frame draw:style-name="gr19" draw:layer="layout" svg:width="1.84cm" svg:height="1.064cm" svg:x="30.673cm" svg:y="18.814cm">
          <draw:text-box>
            <text:p>B, D</text:p>
          </draw:text-box>
        </draw:frame>
        <draw:line draw:style-name="gr26" draw:text-style-name="P1" draw:layer="layout" svg:x1="22.627cm" svg:y1="19.431cm" svg:x2="23.898cm" svg:y2="19.431cm">
          <text:p/>
        </draw:line>
        <draw:line draw:style-name="gr26" draw:text-style-name="P1" draw:layer="layout" svg:x1="23.898cm" svg:y1="17.884cm" svg:x2="23.898cm" svg:y2="20.867cm">
          <text:p/>
        </draw:line>
        <draw:line draw:style-name="gr26" draw:text-style-name="P1" draw:layer="layout" svg:x1="23.927cm" svg:y1="20.831cm" svg:x2="25.02cm" svg:y2="20.831cm">
          <text:p/>
        </draw:line>
        <draw:line draw:style-name="gr26" draw:text-style-name="P1" draw:layer="layout" svg:x1="23.927cm" svg:y1="17.931cm" svg:x2="25.198cm" svg:y2="17.931cm">
          <text:p/>
        </draw:line>
        <draw:line draw:style-name="gr26" draw:text-style-name="P1" draw:layer="layout" svg:x1="25.086cm" svg:y1="20.322cm" svg:x2="25.086cm" svg:y2="21.381cm">
          <text:p/>
        </draw:line>
        <draw:line draw:style-name="gr26" draw:text-style-name="P1" draw:layer="layout" svg:x1="25.086cm" svg:y1="20.322cm" svg:x2="26.357cm" svg:y2="20.322cm">
          <text:p/>
        </draw:line>
        <draw:frame draw:style-name="gr19" draw:layer="layout" svg:width="1.84cm" svg:height="1.064cm" svg:x="26.372cm" svg:y="19.914cm">
          <draw:text-box>
            <text:p>A, C</text:p>
          </draw:text-box>
        </draw:frame>
        <draw:frame draw:style-name="gr19" draw:layer="layout" svg:width="1.061cm" svg:height="1.064cm" svg:x="26.373cm" svg:y="20.914cm">
          <draw:text-box>
            <text:p>D</text:p>
          </draw:text-box>
        </draw:frame>
        <draw:line draw:style-name="gr26" draw:text-style-name="P1" draw:layer="layout" svg:x1="25.087cm" svg:y1="21.406cm" svg:x2="26.358cm" svg:y2="21.406cm">
          <text:p/>
        </draw:line>
        <draw:line draw:style-name="gr26" draw:text-style-name="P1" draw:layer="layout" svg:x1="34.327cm" svg:y1="17.932cm" svg:x2="35.598cm" svg:y2="17.932cm">
          <text:p/>
        </draw:line>
        <draw:line draw:style-name="gr26" draw:text-style-name="P1" draw:layer="layout" svg:x1="35.598cm" svg:y1="17.085cm" svg:x2="35.598cm" svg:y2="18.779cm">
          <text:p/>
        </draw:line>
        <draw:line draw:style-name="gr26" draw:text-style-name="P1" draw:layer="layout" svg:x1="35.598cm" svg:y1="17.085cm" svg:x2="36.869cm" svg:y2="17.085cm">
          <text:p/>
        </draw:line>
        <draw:line draw:style-name="gr26" draw:text-style-name="P1" draw:layer="layout" svg:x1="36.869cm" svg:y1="16.555cm" svg:x2="36.869cm" svg:y2="17.614cm">
          <text:p/>
        </draw:line>
        <draw:line draw:style-name="gr26" draw:text-style-name="P1" draw:layer="layout" svg:x1="36.869cm" svg:y1="16.555cm" svg:x2="38.14cm" svg:y2="16.555cm">
          <text:p/>
        </draw:line>
        <draw:line draw:style-name="gr26" draw:text-style-name="P1" draw:layer="layout" svg:x1="36.869cm" svg:y1="17.639cm" svg:x2="38.14cm" svg:y2="17.639cm">
          <text:p/>
        </draw:line>
        <draw:line draw:style-name="gr26" draw:text-style-name="P1" draw:layer="layout" svg:x1="35.598cm" svg:y1="18.752cm" svg:x2="39.728cm" svg:y2="18.783cm">
          <text:p/>
        </draw:line>
        <draw:line draw:style-name="gr26" draw:text-style-name="P1" draw:layer="layout" svg:x1="39.787cm" svg:y1="18.223cm" svg:x2="39.787cm" svg:y2="19.282cm">
          <text:p/>
        </draw:line>
        <draw:line draw:style-name="gr26" draw:text-style-name="P1" draw:layer="layout" svg:x1="39.787cm" svg:y1="18.223cm" svg:x2="41.058cm" svg:y2="18.223cm">
          <text:p/>
        </draw:line>
        <draw:line draw:style-name="gr26" draw:text-style-name="P1" draw:layer="layout" svg:x1="39.787cm" svg:y1="19.307cm" svg:x2="41.058cm" svg:y2="19.307cm">
          <text:p/>
        </draw:line>
        <draw:frame draw:style-name="gr27" draw:layer="layout" svg:width="1.027cm" svg:height="1.064cm" svg:x="38.082cm" svg:y="16.067cm">
          <draw:text-box>
            <text:p>B</text:p>
          </draw:text-box>
        </draw:frame>
        <draw:frame draw:style-name="gr19" draw:layer="layout" svg:width="1.027cm" svg:height="1.064cm" svg:x="38.073cm" svg:y="17.115cm">
          <draw:text-box>
            <text:p>B</text:p>
          </draw:text-box>
        </draw:frame>
        <draw:frame draw:style-name="gr19" draw:layer="layout" svg:width="2.84cm" svg:height="1.064cm" svg:x="41.073cm" svg:y="17.815cm">
          <draw:text-box>
            <text:p>C, D, <text:span text:style-name="T11">A'</text:span></text:p>
          </draw:text-box>
        </draw:frame>
        <draw:frame draw:style-name="gr19" draw:layer="layout" svg:width="1.84cm" svg:height="1.064cm" svg:x="41.074cm" svg:y="18.815cm">
          <draw:text-box>
            <text:p>B, D</text:p>
          </draw:text-box>
        </draw:frame>
        <draw:line draw:style-name="gr26" draw:text-style-name="P1" draw:layer="layout" svg:x1="33.028cm" svg:y1="19.432cm" svg:x2="34.299cm" svg:y2="19.432cm">
          <text:p/>
        </draw:line>
        <draw:line draw:style-name="gr26" draw:text-style-name="P1" draw:layer="layout" svg:x1="34.299cm" svg:y1="17.885cm" svg:x2="34.299cm" svg:y2="20.868cm">
          <text:p/>
        </draw:line>
        <draw:line draw:style-name="gr26" draw:text-style-name="P1" draw:layer="layout" svg:x1="34.328cm" svg:y1="20.832cm" svg:x2="35.421cm" svg:y2="20.832cm">
          <text:p/>
        </draw:line>
        <draw:line draw:style-name="gr26" draw:text-style-name="P1" draw:layer="layout" svg:x1="34.328cm" svg:y1="17.932cm" svg:x2="35.599cm" svg:y2="17.932cm">
          <text:p/>
        </draw:line>
        <draw:line draw:style-name="gr26" draw:text-style-name="P1" draw:layer="layout" svg:x1="35.487cm" svg:y1="20.323cm" svg:x2="35.487cm" svg:y2="21.382cm">
          <text:p/>
        </draw:line>
        <draw:line draw:style-name="gr26" draw:text-style-name="P1" draw:layer="layout" svg:x1="35.487cm" svg:y1="20.323cm" svg:x2="36.758cm" svg:y2="20.323cm">
          <text:p/>
        </draw:line>
        <draw:frame draw:style-name="gr19" draw:layer="layout" svg:width="1.84cm" svg:height="1.064cm" svg:x="36.773cm" svg:y="19.915cm">
          <draw:text-box>
            <text:p>A, C</text:p>
          </draw:text-box>
        </draw:frame>
        <draw:frame draw:style-name="gr19" draw:layer="layout" svg:width="1.061cm" svg:height="1.064cm" svg:x="36.774cm" svg:y="20.915cm">
          <draw:text-box>
            <text:p>D</text:p>
          </draw:text-box>
        </draw:frame>
        <draw:line draw:style-name="gr26" draw:text-style-name="P1" draw:layer="layout" svg:x1="35.488cm" svg:y1="21.407cm" svg:x2="36.759cm" svg:y2="21.407cm">
          <text:p/>
        </draw:line>
        <draw:frame draw:style-name="gr31" draw:text-style-name="P4" draw:layer="layout" svg:width="5.461cm" svg:height="1.016cm" svg:x="4.786cm" svg:y="22.482cm">
          <draw:text-box>
            <text:p><text:span text:style-name="T12">1. Input OTU tree</text:span></text:p>
          </draw:text-box>
        </draw:frame>
        <draw:frame draw:style-name="gr31" draw:text-style-name="P4" draw:layer="layout" svg:width="10.109cm" svg:height="1.673cm" svg:x="12.481cm" svg:y="22.155cm">
          <draw:text-box>
            <text:p><text:span text:style-name="T12">2. Choose an OTU in sample A and travel rootward by distance </text:span><text:span text:style-name="T13">d</text:span><text:span text:style-name="T14">.</text:span></text:p>
          </draw:text-box>
        </draw:frame>
        <draw:frame draw:style-name="gr31" draw:text-style-name="P4" draw:layer="layout" svg:width="10.109cm" svg:height="2.384cm" svg:x="22.782cm" svg:y="21.656cm">
          <draw:text-box>
            <text:p><text:span text:style-name="T12">3. Randomly choose an OTU that descends from the location identified in step 2.</text:span></text:p>
          </draw:text-box>
        </draw:frame>
        <draw:frame draw:style-name="gr31" draw:text-style-name="P4" draw:layer="layout" svg:width="10.462cm" svg:height="2.384cm" svg:x="33.283cm" svg:y="21.656cm">
          <draw:text-box>
            <text:p><text:span text:style-name="T12">4. Assign the OTU selected in step 3 to sample A'. Repeat the process for each OTU in sample A.</text:span></text:p>
          </draw:text-box>
        </draw:frame>
        <draw:frame draw:style-name="gr32" draw:layer="layout" svg:width="10.26cm" svg:height="1.52cm" svg:x="2.424cm" svg:y="14.643cm">
          <draw:text-box>
            <text:p>Simulate sample A' from sample A</text:p>
          </draw:text-box>
        </draw:frame>
        <draw:custom-shape draw:style-name="gr15" draw:text-style-name="P1" draw:layer="layout" svg:width="0.381cm" svg:height="0.381cm" svg:x="40.767cm" svg:y="7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81cm" svg:height="0.381cm" svg:x="39.978cm" svg:y="7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13cm" svg:y1="5.399cm" svg:x2="2.413cm" svg:y2="10.429cm">
          <text:p/>
        </draw:line>
        <draw:line draw:style-name="gr4" draw:text-style-name="P1" draw:layer="layout" svg:x1="10.67cm" svg:y1="10.429cm" svg:x2="2.413cm" svg:y2="10.429cm">
          <text:p/>
        </draw:line>
        <draw:frame draw:style-name="gr5" draw:layer="layout" svg:width="1.778cm" svg:height="1.139cm" svg:x="4.918cm" svg:y="10.583cm">
          <draw:text-box>
            <text:p>PC1</text:p>
          </draw:text-box>
        </draw:frame>
        <draw:frame draw:style-name="gr5" draw:layer="layout" svg:width="1.778cm" svg:height="1.139cm" draw:transform="rotate (1.5707963267949) translate (1.254cm 8.682cm)">
          <draw:text-box>
            <text:p>PC2</text:p>
          </draw:text-box>
        </draw:frame>
        <draw:custom-shape draw:style-name="gr6" draw:text-style-name="P1" draw:layer="layout" svg:width="0.381cm" svg:height="0.381cm" svg:x="2.921cm" svg:y="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3.491cm" svg:y="8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1cm" svg:height="0.381cm" svg:x="4.292cm" svg:y="9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4.393cm" svg:y="8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5.094cm" svg:y="8.3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81cm" svg:height="0.381cm" svg:x="5.095cm" svg:y="7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81cm" svg:height="0.381cm" svg:x="5.996cm" svg:y="8.4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81cm" svg:height="0.381cm" svg:x="5.997cm" svg:y="7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81cm" svg:height="0.381cm" svg:x="6.798cm" svg:y="7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81cm" svg:height="0.381cm" svg:x="7.63cm" svg:y="8.5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81cm" svg:height="0.381cm" svg:x="8.5cm" svg:y="8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81cm" svg:height="0.381cm" svg:x="9.201cm" svg:y="8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81cm" svg:height="0.381cm" svg:x="9.4cm" svg:y="8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81cm" svg:height="0.381cm" svg:x="9.803cm" svg:y="8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81cm" svg:height="0.381cm" svg:x="8.527cm" svg:y="7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81cm" svg:height="0.381cm" svg:x="7.738cm" svg:y="7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5.72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i Rideout</meta:initial-creator>
    <meta:creation-date>2013-05-08T10:35:11</meta:creation-date>
    <dc:date>2013-05-17T12:55:47</dc:date>
    <dc:creator>Jai Rideout</dc:creator>
    <meta:editing-duration>PT5H15M54S</meta:editing-duration>
    <meta:editing-cycles>95</meta:editing-cycles>
    <meta:generator>LibreOffice/3.6$Linux_X86_64 LibreOffice_project/360m1$Build-2</meta:generator>
    <meta:document-statistic meta:object-count="186"/>
  </office:meta>
</office:document-meta>
</file>